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972cm" fo:margin-left="0.09cm" fo:margin-right="0.938cm" table:align="margins"/>
    </style:style>
    <style:style style:name="Таблица1.A" style:family="table-column">
      <style:table-column-properties style:column-width="5.734cm" style:rel-column-width="23528*"/>
    </style:style>
    <style:style style:name="Таблица1.B" style:family="table-column">
      <style:table-column-properties style:column-width="10.238cm" style:rel-column-width="42007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9.987cm" table:align="left"/>
    </style:style>
    <style:style style:name="Таблица2.A" style:family="table-column">
      <style:table-column-properties style:column-width="2.348cm"/>
    </style:style>
    <style:style style:name="Таблица2.B" style:family="table-column">
      <style:table-column-properties style:column-width="7.639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7.918cm" table:align="left"/>
    </style:style>
    <style:style style:name="Таблица3.A" style:family="table-column">
      <style:table-column-properties style:column-width="2.184cm"/>
    </style:style>
    <style:style style:name="Таблица3.B" style:family="table-column">
      <style:table-column-properties style:column-width="5.734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9.865cm" table:align="left"/>
    </style:style>
    <style:style style:name="Таблица4.A" style:family="table-column">
      <style:table-column-properties style:column-width="3.025cm"/>
    </style:style>
    <style:style style:name="Таблица4.B" style:family="table-column">
      <style:table-column-properties style:column-width="2.348cm"/>
    </style:style>
    <style:style style:name="Таблица4.C" style:family="table-column">
      <style:table-column-properties style:column-width="2.355cm"/>
    </style:style>
    <style:style style:name="Таблица4.D" style:family="table-column">
      <style:table-column-properties style:column-width="2.138cm"/>
    </style:style>
    <style:style style:name="Таблица4.1" style:family="table-row">
      <style:table-row-properties style:min-row-height="1.217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6b0094" fo:border-right="none" fo:border-top="none" fo:border-bottom="0.05pt solid #6b0094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6" style:family="paragraph" style:parent-style-name="Table_20_Contents">
      <style:text-properties fo:color="#00dcff" style:font-name="Liberation Serif" fo:font-size="11pt" style:font-size-asian="11pt" style:font-size-complex="11pt"/>
    </style:style>
    <style:style style:name="P7" style:family="paragraph" style:parent-style-name="Table_20_Contents">
      <style:text-properties fo:color="#666600" style:font-name="Liberation Serif" fo:font-size="11pt" fo:language="ru" fo:country="RU" style:font-size-asian="11pt" style:font-size-complex="11pt"/>
    </style:style>
    <style:style style:name="P8" style:family="paragraph" style:parent-style-name="Table_20_Contents">
      <style:text-properties fo:color="#ffff00" style:font-name="Liberation Serif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ff00" style:font-name="Liberation Serif"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ff5000" style:font-name="Liberation Serif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ff5000" style:font-name="Liberation Serif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00ae00" style:font-name="Liberation Serif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Liberation Serif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80" style:font-name="Liberation Serif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e6e6e6" style:font-name="Liberation Serif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b80047" style:font-name="Liberation Serif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00ff"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00ff"/>
    </style:style>
    <style:style style:name="T2" style:family="text">
      <style:text-properties fo:color="#5e11a6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ификация гидроксидов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Щелочи</text:p>
          </table:table-cell>
          <table:table-cell table:style-name="Таблица1.B1" office:value-type="string">
            <text:p text:style-name="P3"><draw:frame draw:style-name="fr1" draw:name="Объект1" text:anchor-type="as-char" svg:width="2.203cm" svg:height="0.527cm" draw:z-index="0"><draw:object xlink:href="./Object 1" xlink:type="simple" xlink:show="embed" xlink:actuate="onLoad"/><draw:image xlink:href="./ObjectReplacements/Object 1" xlink:type="simple" xlink:show="embed" xlink:actuate="onLoad"/></draw:frame>Ме - активный</text:p>
          </table:table-cell>
        </table:table-row>
        <table:table-row>
          <table:table-cell table:style-name="Таблица1.A2" office:value-type="string">
            <text:p text:style-name="P4">Нерастворимые основания</text:p>
          </table:table-cell>
          <table:table-cell table:style-name="Таблица1.B4" office:value-type="string">
            <text:p text:style-name="P3"><draw:frame draw:style-name="fr1" draw:name="Объект2" text:anchor-type="as-char" svg:width="2.203cm" svg:height="0.527cm" draw:z-index="1"><draw:object xlink:href="./Object 2" xlink:type="simple" xlink:show="embed" xlink:actuate="onLoad"/><draw:image xlink:href="./ObjectReplacements/Object 2" xlink:type="simple" xlink:show="embed" xlink:actuate="onLoad"/></draw:frame>Ме — неактивный, не <draw:frame draw:style-name="fr1" draw:name="Объект3" text:anchor-type="as-char" svg:width="2.766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4">Амфотерные</text:p>
          </table:table-cell>
          <table:table-cell table:style-name="Таблица1.B4" office:value-type="string">
            <text:p text:style-name="P3"><draw:frame draw:style-name="fr1" draw:name="Объект4" text:anchor-type="as-char" svg:width="5.5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4">Кислородсодержащие кислоты</text:p>
          </table:table-cell>
          <table:table-cell table:style-name="Таблица1.B4" office:value-type="string">
            <text:p text:style-name="P3"><draw:frame draw:style-name="fr1" draw:name="Объект5" text:anchor-type="as-char" svg:width="4.55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2"/>
      <text:p text:style-name="P1">Классификация оксид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Основные</text:p>
          </table:table-cell>
          <table:table-cell table:style-name="Таблица2.B1" office:value-type="string">
            <text:p text:style-name="P3"><draw:frame draw:style-name="fr1" draw:name="Объект6" text:anchor-type="as-char" svg:width="7.006cm" svg:height="0.52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3">Амфотерные</text:p>
          </table:table-cell>
          <table:table-cell table:style-name="Таблица2.B3" office:value-type="string">
            <text:p text:style-name="P3"><draw:frame draw:style-name="fr1" draw:name="Объект7" text:anchor-type="as-char" svg:width="5.024cm" svg:height="0.52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3">Кислотные</text:p>
          </table:table-cell>
          <table:table-cell table:style-name="Таблица2.B3" office:value-type="string">
            <text:p text:style-name="P3"><draw:frame draw:style-name="fr1" draw:name="Объект8" text:anchor-type="as-char" svg:width="1.501cm" svg:height="0.5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</table:table>
      <text:p text:style-name="P2"/>
      <text:p text:style-name="P1">Периодический закон Д.И. Менделеева</text:p>
      <text:p text:style-name="P2">Строения и свойства элементов, простых и сложных веществ находятся в периодической зависимости от заряда ядра атома.</text:p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<draw:frame draw:style-name="fr1" draw:name="Объект9" text:anchor-type="as-char" svg:width="1.081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3.B1" office:value-type="string">
            <text:p text:style-name="P6">Бирюзово-голубой</text:p>
          </table:table-cell>
        </table:table-row>
        <table:table-row>
          <table:table-cell table:style-name="Таблица3.A2" office:value-type="string">
            <text:p text:style-name="P3"><draw:frame draw:style-name="fr1" draw:name="Объект10" text:anchor-type="as-char" svg:width="1.062cm" svg:height="0.52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7">Желто-коричневый</text:p>
          </table:table-cell>
        </table:table-row>
        <table:table-row>
          <table:table-cell table:style-name="Таблица3.A2" office:value-type="string">
            <text:p text:style-name="P3"><draw:frame draw:style-name="fr1" draw:name="Объект11" text:anchor-type="as-char" svg:width="1.319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3"><text:span text:style-name="T1">Розовый</text:span> - <text:span text:style-name="T2">темно-фиолетовый</text:span></text:p>
          </table:table-cell>
        </table:table-row>
        <table:table-row>
          <table:table-cell table:style-name="Таблица3.A2" office:value-type="string">
            <text:p text:style-name="P3"><draw:frame draw:style-name="fr1" draw:name="Объект12" text:anchor-type="as-char" svg:width="1.416cm" svg:height="0.59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8">Желтый</text:p>
          </table:table-cell>
        </table:table-row>
        <table:table-row>
          <table:table-cell table:style-name="Таблица3.A2" office:value-type="string">
            <text:p text:style-name="P3"><draw:frame draw:style-name="fr1" draw:name="Объект13" text:anchor-type="as-char" svg:width="1.55cm" svg:height="0.59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10">Оранжевый</text:p>
          </table:table-cell>
        </table:table-row>
        <table:table-row>
          <table:table-cell table:style-name="Таблица3.A2" office:value-type="string">
            <text:p text:style-name="P3"><draw:frame draw:style-name="fr1" draw:name="Объект14" text:anchor-type="as-char" svg:width="1.044cm" svg:height="0.52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12">Зеленый</text:p>
          </table:table-cell>
        </table:table-row>
      </table:table>
      <text:p text:style-name="P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4"><text:s text:c="7"/>Среда</text:p>
            <text:p text:style-name="P4"/>
            <text:p text:style-name="P4">Индикатор</text:p>
          </table:table-cell>
          <table:table-cell table:style-name="Таблица4.A1" office:value-type="string">
            <text:p text:style-name="P5"><draw:frame draw:style-name="fr1" draw:name="Объект15" text:anchor-type="as-char" svg:width="1.08cm" svg:height="1.018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4.A1" office:value-type="string">
            <text:p text:style-name="P5"><draw:frame draw:style-name="fr1" draw:name="Объект16" text:anchor-type="as-char" svg:width="1.722cm" svg:height="1.014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4.D1" office:value-type="string">
            <text:p text:style-name="P5"><draw:frame draw:style-name="fr1" draw:name="Объект17" text:anchor-type="as-char" svg:width="1.505cm" svg:height="1.014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5">Лакмус</text:p>
          </table:table-cell>
          <table:table-cell table:style-name="Таблица4.B2" office:value-type="string">
            <text:p text:style-name="P13">Фиолетовый</text:p>
          </table:table-cell>
          <table:table-cell table:style-name="Таблица4.A2" office:value-type="string">
            <text:p text:style-name="P14">Красный</text:p>
          </table:table-cell>
          <table:table-cell table:style-name="Таблица4.D2" office:value-type="string">
            <text:p text:style-name="P15">Синий</text:p>
          </table:table-cell>
        </table:table-row>
        <table:table-row>
          <table:table-cell table:style-name="Таблица4.A2" office:value-type="string">
            <text:p text:style-name="P5">Фенолфталеин</text:p>
          </table:table-cell>
          <table:table-cell table:style-name="Таблица4.A2" office:value-type="string">
            <text:p text:style-name="P16">Бесцветный</text:p>
          </table:table-cell>
          <table:table-cell table:style-name="Таблица4.A2" office:value-type="string">
            <text:p text:style-name="P16">Бесцветный</text:p>
          </table:table-cell>
          <table:table-cell table:style-name="Таблица4.D2" office:value-type="string">
            <text:p text:style-name="P17">Малиновый</text:p>
          </table:table-cell>
        </table:table-row>
        <table:table-row>
          <table:table-cell table:style-name="Таблица4.A2" office:value-type="string">
            <text:p text:style-name="P5">Метилоранж</text:p>
          </table:table-cell>
          <table:table-cell table:style-name="Таблица4.A2" office:value-type="string">
            <text:p text:style-name="P11">Оранжевый</text:p>
          </table:table-cell>
          <table:table-cell table:style-name="Таблица4.A2" office:value-type="string">
            <text:p text:style-name="P18">Розовый</text:p>
          </table:table-cell>
          <table:table-cell table:style-name="Таблица4.D2" office:value-type="string">
            <text:p text:style-name="P9">Желтый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06:42:17.28</meta:creation-date>
    <dc:date>2018-12-18T20:05:34.157913617</dc:date>
    <meta:editing-duration>P2DT22H43M44S</meta:editing-duration>
    <meta:editing-cycles>6</meta:editing-cycles>
    <meta:generator>LibreOffice/6.0.6.2$Linux_X86_64 LibreOffice_project/00m0$Build-2</meta:generator>
    <meta:print-date>2016-06-09T19:28:01.73</meta:print-date>
    <meta:document-statistic meta:table-count="4" meta:image-count="0" meta:object-count="17" meta:page-count="1" meta:paragraph-count="47" meta:word-count="61" meta:character-count="524" meta:non-whitespace-character-count="487"/>
  </office:meta>
</office:document-meta>
</file>

<file path=Object 1/content.xml><?xml version="1.0" encoding="utf-8"?>
<math xmlns="http://www.w3.org/1998/Math/MathML">
  <semantics>
    <mrow>
      <msup>
        <mi mathvariant="italic">Me</mi>
        <mrow>
          <mrow>
            <mo stretchy="false">+</mo>
            <mn>1</mn>
          </mrow>
          <mrow>
            <mi>;</mi>
            <mo stretchy="false">+</mo>
            <mn>2</mn>
          </mrow>
        </mrow>
      </msup>
      <mi mathvariant="italic">OH</mi>
    </mrow>
    <annotation encoding="StarMath 5.0"> Me ^{+1;+2}OH </annotation>
  </semantics>
</math>
</file>

<file path=Object 10/content.xml><?xml version="1.0" encoding="utf-8"?>
<math xmlns="http://www.w3.org/1998/Math/MathML">
  <semantics>
    <msup>
      <mi mathvariant="italic">Fe</mi>
      <mrow>
        <mn>3</mn>
        <mo stretchy="false">+</mo>
        <mi/>
      </mrow>
    </msup>
    <annotation encoding="StarMath 5.0">Fe^{3+`}</annotation>
  </semantics>
</math>
</file>

<file path=Object 11/content.xml><?xml version="1.0" encoding="utf-8"?>
<math xmlns="http://www.w3.org/1998/Math/MathML">
  <semantics>
    <mrow>
      <mi mathvariant="italic">Mg</mi>
      <msub>
        <mi>O</mi>
        <mn>4</mn>
      </msub>
    </mrow>
    <annotation encoding="StarMath 5.0">Mg O_4</annotation>
  </semantics>
</math>
</file>

<file path=Object 12/content.xml><?xml version="1.0" encoding="utf-8"?>
<math xmlns="http://www.w3.org/1998/Math/MathML">
  <semantics>
    <mrow>
      <mi mathvariant="italic">Сr</mi>
      <msubsup>
        <mi>O</mi>
        <mn>4</mn>
        <mrow>
          <mn>2</mn>
          <mo stretchy="false">−</mo>
          <mi/>
        </mrow>
      </msubsup>
    </mrow>
    <annotation encoding="StarMath 5.0">Сr O^{2-`} _4</annotation>
  </semantics>
</math>
</file>

<file path=Object 13/content.xml><?xml version="1.0" encoding="utf-8"?>
<math xmlns="http://www.w3.org/1998/Math/MathML">
  <semantics>
    <mrow>
      <msub>
        <mi mathvariant="italic">Сr</mi>
        <mn>2</mn>
      </msub>
      <msubsup>
        <mi>O</mi>
        <mn>7</mn>
        <mrow>
          <mn>2</mn>
          <mo stretchy="false">−</mo>
          <mi/>
        </mrow>
      </msubsup>
    </mrow>
    <annotation encoding="StarMath 5.0">Сr_2 O^{2-`} _7</annotation>
  </semantics>
</math>
</file>

<file path=Object 14/content.xml><?xml version="1.0" encoding="utf-8"?>
<math xmlns="http://www.w3.org/1998/Math/MathML">
  <semantics>
    <msup>
      <mi mathvariant="italic">Сr</mi>
      <mrow>
        <mn>3</mn>
        <mo stretchy="false">+</mo>
        <mi/>
      </mrow>
    </msup>
    <annotation encoding="StarMath 5.0">Сr ^{3+`}</annotation>
  </semantics>
</math>
</file>

<file path=Object 15/content.xml><?xml version="1.0" encoding="utf-8"?>
<math xmlns="http://www.w3.org/1998/Math/MathML">
  <semantics>
    <mtable>
      <mtr>
        <mtd>
          <mrow>
            <msub>
              <mi>Н</mi>
              <mn>2</mn>
            </msub>
            <mi>О</mi>
          </mrow>
        </mtd>
      </mtr>
      <mtr>
        <mtd>
          <mi mathvariant="italic">вода</mi>
        </mtd>
      </mtr>
    </mtable>
    <annotation encoding="StarMath 5.0">Н_2 О newline вода</annotation>
  </semantics>
</math>
</file>

<file path=Object 16/content.xml><?xml version="1.0" encoding="utf-8"?>
<math xmlns="http://www.w3.org/1998/Math/MathML">
  <semantics>
    <mtable>
      <mtr>
        <mtd>
          <msup>
            <mi>Н</mi>
            <mrow>
              <mo stretchy="false">+</mo>
              <mi/>
            </mrow>
          </msup>
        </mtd>
      </mtr>
      <mtr>
        <mtd>
          <mi mathvariant="italic">кислота</mi>
        </mtd>
      </mtr>
    </mtable>
    <annotation encoding="StarMath 5.0">Н^{+`} newline кислота</annotation>
  </semantics>
</math>
</file>

<file path=Object 17/content.xml><?xml version="1.0" encoding="utf-8"?>
<math xmlns="http://www.w3.org/1998/Math/MathML">
  <semantics>
    <mtable>
      <mtr>
        <mtd>
          <msup>
            <mi mathvariant="italic">ОН</mi>
            <mrow>
              <mo stretchy="false">+</mo>
              <mi/>
            </mrow>
          </msup>
        </mtd>
      </mtr>
      <mtr>
        <mtd>
          <mi mathvariant="italic">щелочь</mi>
        </mtd>
      </mtr>
    </mtable>
    <annotation encoding="StarMath 5.0">ОН^{+`} newline щелочь</annotation>
  </semantics>
</math>
</file>

<file path=Object 2/content.xml><?xml version="1.0" encoding="utf-8"?>
<math xmlns="http://www.w3.org/1998/Math/MathML">
  <semantics>
    <mrow>
      <msup>
        <mi mathvariant="italic">Me</mi>
        <mrow>
          <mrow>
            <mo stretchy="false">+</mo>
            <mn>1</mn>
          </mrow>
          <mrow>
            <mi>;</mi>
            <mo stretchy="false">+</mo>
            <mn>2</mn>
          </mrow>
        </mrow>
      </msup>
      <mi mathvariant="italic">OH</mi>
    </mrow>
    <annotation encoding="StarMath 5.0">Me^{+1;+2}OH </annotation>
  </semantics>
</math>
</file>

<file path=Object 3/content.xml><?xml version="1.0" encoding="utf-8"?>
<math xmlns="http://www.w3.org/1998/Math/MathML">
  <semantics>
    <mrow>
      <mi mathvariant="italic">Be</mi>
      <mi>,</mi>
      <mi mathvariant="italic">Sn</mi>
      <mi>,</mi>
      <mi mathvariant="italic">Pb</mi>
      <mi>,</mi>
      <mi mathvariant="italic">Zn</mi>
    </mrow>
    <annotation encoding="StarMath 5.0">Be, Sn ,Pb,Zn</annotation>
  </semantics>
</math>
</file>

<file path=Object 4/content.xml><?xml version="1.0" encoding="utf-8"?>
<math xmlns="http://www.w3.org/1998/Math/MathML">
  <semantics>
    <mrow>
      <msup>
        <mi mathvariant="italic">Me</mi>
        <mrow>
          <mrow>
            <mo stretchy="false">+</mo>
            <mn>3</mn>
          </mrow>
          <mrow>
            <mi>;</mi>
            <mo stretchy="false">+</mo>
            <mn>4</mn>
          </mrow>
        </mrow>
      </msup>
      <mi mathvariant="italic">OH</mi>
      <mi/>
      <mi>и</mi>
      <mi/>
      <mi mathvariant="italic">Be</mi>
      <mi>,</mi>
      <mi mathvariant="italic">Sn</mi>
      <mi>,</mi>
      <mi mathvariant="italic">Pb</mi>
      <mi>,</mi>
      <mi mathvariant="italic">Zn</mi>
    </mrow>
    <annotation encoding="StarMath 5.0">Me ^{+3;+4}OH ~и~ Be, Sn,Pb,Zn</annotation>
  </semantics>
</math>
</file>

<file path=Object 5/content.xml><?xml version="1.0" encoding="utf-8"?>
<math xmlns="http://www.w3.org/1998/Math/MathML">
  <semantics>
    <mrow>
      <msub>
        <mi>H</mi>
        <mi>x</mi>
      </msub>
      <msup>
        <mi mathvariant="italic">Me</mi>
        <mrow>
          <mi/>
          <mo stretchy="false">&gt;</mo>
          <mn>4</mn>
        </mrow>
      </msup>
      <msub>
        <mi>O</mi>
        <mi>y</mi>
      </msub>
      <mi>;</mi>
      <msub>
        <mi>H</mi>
        <mi>x</mi>
      </msub>
      <mi mathvariant="italic">неMe</mi>
      <msub>
        <mi>O</mi>
        <mi>y</mi>
      </msub>
    </mrow>
    <annotation encoding="StarMath 5.0">H_x Me^{`   &gt; 4   } O_y ; H_x неMe O_y</annotation>
  </semantics>
</math>
</file>

<file path=Object 6/content.xml><?xml version="1.0" encoding="utf-8"?>
<math xmlns="http://www.w3.org/1998/Math/MathML">
  <semantics>
    <mrow>
      <msup>
        <mi mathvariant="italic">Me</mi>
        <mrow>
          <mrow>
            <mo stretchy="false">+</mo>
            <mn>1</mn>
          </mrow>
          <mrow>
            <mi>;</mi>
            <mo stretchy="false">+</mo>
            <mn>2</mn>
          </mrow>
        </mrow>
      </msup>
      <mi>O</mi>
      <mi/>
      <mi mathvariant="italic">Исключения</mi>
      <mi mathvariant="italic">Be</mi>
      <mi>,</mi>
      <mi mathvariant="italic">Pb</mi>
      <mi>,</mi>
      <mi mathvariant="italic">Sn</mi>
      <mi>,</mi>
      <mi mathvariant="italic">Zn</mi>
    </mrow>
    <annotation encoding="StarMath 5.0"> Me ^{+1;+2}O ~ Исключения Be, Pb,Sn,Zn </annotation>
  </semantics>
</math>
</file>

<file path=Object 7/content.xml><?xml version="1.0" encoding="utf-8"?>
<math xmlns="http://www.w3.org/1998/Math/MathML">
  <semantics>
    <mrow>
      <msup>
        <mi mathvariant="italic">Me</mi>
        <mrow>
          <mrow>
            <mo stretchy="false">+</mo>
            <mn>3</mn>
          </mrow>
          <mrow>
            <mi>;</mi>
            <mo stretchy="false">+</mo>
            <mn>4</mn>
          </mrow>
        </mrow>
      </msup>
      <mi>O</mi>
      <mi/>
      <mi>и</mi>
      <mi mathvariant="italic">Be</mi>
      <mi>,</mi>
      <mi mathvariant="italic">Pb</mi>
      <mi>,</mi>
      <mi mathvariant="italic">Sn</mi>
      <mi>,</mi>
      <mi mathvariant="italic">Zn</mi>
    </mrow>
    <annotation encoding="StarMath 5.0"> Me ^{+3;+4}O ~ и Be, Pb,Sn,Zn </annotation>
  </semantics>
</math>
</file>

<file path=Object 8/content.xml><?xml version="1.0" encoding="utf-8"?>
<math xmlns="http://www.w3.org/1998/Math/MathML">
  <semantics>
    <mrow>
      <msup>
        <mi mathvariant="italic">Me</mi>
        <mrow>
          <mi/>
          <mo stretchy="false">&gt;</mo>
          <mn>4</mn>
        </mrow>
      </msup>
      <mi>O</mi>
    </mrow>
    <annotation encoding="StarMath 5.0"> Me ^{` &gt; 4 }O </annotation>
  </semantics>
</math>
</file>

<file path=Object 9/content.xml><?xml version="1.0" encoding="utf-8"?>
<math xmlns="http://www.w3.org/1998/Math/MathML">
  <semantics>
    <msup>
      <mi mathvariant="italic">Сu</mi>
      <mrow>
        <mn>2</mn>
        <mo stretchy="false">+</mo>
        <mi/>
      </mrow>
    </msup>
    <annotation encoding="StarMath 5.0">Сu^{2+`}</annotation>
  </semantics>
</math>
</file>